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3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32cm" svg:height="3.606cm" svg:x="1.463cm" svg:y="1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04cm" svg:height="1.792cm" svg:x="5.312cm" svg:y="1.60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394cm" svg:height="2.549cm" svg:x="1.52cm" svg:y="1.437cm">
          <draw:text-box>
            <text:p>d_data</text:p>
            <text:p>d_type</text:p>
            <text:p>d_rule</text:p>
          </draw:text-box>
        </draw:frame>
        <draw:frame draw:style-name="gr2" draw:layer="layout" svg:width="2.733cm" svg:height="1.783cm" svg:x="5.27cm" svg:y="1.52cm">
          <draw:text-box>
            <text:p>d_next1</text:p>
            <text:p>d_next2</text:p>
          </draw:text-box>
        </draw:frame>
        <draw:line draw:style-name="gr3" draw:text-style-name="P1" draw:layer="layout" svg:x1="3.77cm" svg:y1="2.021cm" svg:x2="5.291cm" svg:y2="2.062cm">
          <text:p/>
        </draw:line>
        <draw:custom-shape draw:style-name="gr1" draw:text-style-name="P1" draw:layer="layout" svg:width="3.507cm" svg:height="6.677cm" svg:x="13.656cm" svg:y="1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07cm" svg:height="1.029cm" svg:x="13.656cm" svg:y="2.206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07cm" svg:height="1.029cm" svg:x="13.657cm" svg:y="4.599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11cm" svg:height="1.026cm" svg:x="13.572cm" svg:y="7.938cm">
          <draw:text-box>
            <text:p><text:span text:style-name="T1">States</text:span></text:p>
          </draw:text-box>
        </draw:frame>
        <draw:custom-shape draw:style-name="gr5" draw:text-style-name="P1" draw:layer="layout" svg:width="3.507cm" svg:height="2.467cm" svg:x="8.552cm" svg:y="5.6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07cm" svg:height="1.029cm" svg:x="8.552cm" svg:y="6.457cm">
          <text:p text:style-name="P1"><text:span text:style-name="T1">Rul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16cm" svg:height="1.026cm" svg:x="8.384cm" svg:y="7.919cm">
          <draw:text-box>
            <text:p><text:span text:style-name="T1">Rules</text:span></text:p>
          </draw:text-box>
        </draw:frame>
        <draw:line draw:style-name="gr7" draw:text-style-name="P1" draw:layer="layout" svg:x1="3.604cm" svg:y1="3.646cm" svg:x2="8.541cm" svg:y2="6.75cm">
          <text:p/>
        </draw:line>
        <draw:line draw:style-name="gr3" draw:text-style-name="P1" draw:layer="layout" svg:x1="7.75cm" svg:y1="2.041cm" svg:x2="13.625cm" svg:y2="2.646cm">
          <text:p/>
        </draw:line>
        <draw:line draw:style-name="gr7" draw:text-style-name="P1" draw:layer="layout" svg:x1="7.812cm" svg:y1="2.854cm" svg:x2="13.625cm" svg:y2="5.104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23M25S</meta:editing-duration>
    <meta:editing-cycles>8</meta:editing-cycles>
    <dc:date>2014-01-15T20:18:26.827567129</dc:date>
    <meta:generator>LibreOffice/4.1.4.2$Linux_x86 LibreOffice_project/410m0$Build-2</meta:generator>
    <meta:document-statistic meta:object-count="39"/>
  </office:meta>
</office:document-meta>
</file>